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/>
    </style:style>
    <style:style style:name="P9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T1" style:family="text"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T2" style:family="text"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T3" style:family="text">
      <style:text-properties fo:font-weight="bold" style:font-weight-asian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5">Ausgabe Vektorinhalt:</text:p>
          </table:table-cell>
          <table:table-cell table:style-name="Tabelle1.A2" office:value-type="string">
            <text:p text:style-name="P5">Gefüllter Vektor(3 Elemente)</text:p>
          </table:table-cell>
          <table:table-cell table:style-name="Tabelle1.A2" office:value-type="string">
            <text:p text:style-name="P5">For-Schleife zum durchzählen der Elemente mit anschließender Ausgabe</text:p>
          </table:table-cell>
          <table:table-cell table:style-name="Tabelle1.A2" office:value-type="string">
            <text:p text:style-name="P5">'abc'</text:p>
          </table:table-cell>
          <table:table-cell table:style-name="Tabelle1.A2" office:value-type="string">
            <text:p text:style-name="P8"><text:span text:style-name="T2">2014.Apr-28: OK</text:span>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5">Korpierter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Durchzählen der Elemente mit Aufruf des Copy-Konstruktors und anschließender Ausgabe</text:p>
          </table:table-cell>
          <table:table-cell table:style-name="Tabelle1.A3" office:value-type="string">
            <text:p text:style-name="P5">'abc'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5">Wert am Index 2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2 über die get-Methode</text:p>
          </table:table-cell>
          <table:table-cell table:style-name="Tabelle1.A3" office:value-type="string">
            <text:p text:style-name="P5">def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5">Wert am Index 2 nach se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Setzen eines neuen Wertes über die Set-Methode</text:p>
            <text:p text:style-name="P5">mit anschließender Ausgabe über die get-Methode</text:p>
          </table:table-cell>
          <table:table-cell table:style-name="Tabelle1.A3" office:value-type="string">
            <text:p text:style-name="P5">abc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5">Wert am Index 1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1 über den Indexoperator</text:p>
          </table:table-cell>
          <table:table-cell table:style-name="Tabelle1.A3" office:value-type="string">
            <text:p text:style-name="P5">def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5">Wert am Index 0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0 über die get-Methode</text:p>
          </table:table-cell>
          <table:table-cell table:style-name="Tabelle1.A3" office:value-type="string">
            <text:p text:style-name="P5">abc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5">Wert am Index 1 mit a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über den at()-Methode</text:p>
          </table:table-cell>
          <table:table-cell table:style-name="Tabelle1.A3" office:value-type="string">
            <text:p text:style-name="P5">def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5">Vektorgroesse:</text:p>
          </table:table-cell>
          <table:table-cell table:style-name="Tabelle1.A6" office:value-type="float" office:value="0">
            <text:p text:style-name="P5">0</text:p>
          </table:table-cell>
          <table:table-cell table:style-name="Tabelle1.A3" office:value-type="string">
            <text:p text:style-name="P5">Ausgabe der Vektorgröße durch aufruf von size()</text:p>
          </table:table-cell>
          <table:table-cell table:style-name="Tabelle1.A6" office:value-type="float" office:value="3">
            <text:p text:style-name="P5">3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5">Vektorgroesse nach resize():</text:p>
          </table:table-cell>
          <table:table-cell table:style-name="Tabelle1.A6" office:value-type="float" office:value="3">
            <text:p text:style-name="P5">3</text:p>
          </table:table-cell>
          <table:table-cell table:style-name="Tabelle1.A3" office:value-type="string">
            <text:p text:style-name="P5">Ändern der Vektorgröße durch den aufruf von resize() von 3 auf 15</text:p>
          </table:table-cell>
          <table:table-cell table:style-name="Tabelle1.A6" office:value-type="float" office:value="15">
            <text:p text:style-name="P5">15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5">Vektorkapazitaet:</text:p>
          </table:table-cell>
          <table:table-cell table:style-name="Tabelle1.A6" office:value-type="float" office:value="8">
            <text:p text:style-name="P5">8</text:p>
          </table:table-cell>
          <table:table-cell table:style-name="Tabelle1.A3" office:value-type="string">
            <text:p text:style-name="P5">Vektorkapazität ausgeben</text:p>
          </table:table-cell>
          <table:table-cell table:style-name="Tabelle1.A6" office:value-type="float" office:value="8">
            <text:p text:style-name="P5">8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5">Vektorkapazitaet nach reverse():</text:p>
          </table:table-cell>
          <table:table-cell table:style-name="Tabelle1.A6" office:value-type="float" office:value="8">
            <text:p text:style-name="P5">8</text:p>
          </table:table-cell>
          <table:table-cell table:style-name="Tabelle1.A3" office:value-type="string">
            <text:p text:style-name="P5">Ändern der Vektorkapazität durch Aufruf der reverse()-Methode.</text:p>
          </table:table-cell>
          <table:table-cell table:style-name="Tabelle1.A6" office:value-type="float" office:value="20">
            <text:p text:style-name="P5">20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5">Ausgabe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For-Schleife zum durchzählen der Elemente mit anschließender Ausgabe</text:p>
          </table:table-cell>
          <table:table-cell table:style-name="Tabelle1.A3" office:value-type="string">
            <text:p text:style-name="P5">a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5">Korpierter Vektorinhalt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Durchzählen der Elemente mit Aufruf des Copy-Konstruktors und anschließender Ausgabe</text:p>
          </table:table-cell>
          <table:table-cell table:style-name="Tabelle1.A3" office:value-type="string">
            <text:p text:style-name="P5">a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5">Wert am Index 2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2 über die get-Methode</text:p>
          </table:table-cell>
          <table:table-cell table:style-name="Tabelle1.A3" office:value-type="string">
            <text:p text:style-name="P5">b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5">Wert am Index 2 nach se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Setzen eines neuen Wertes über die Set-Methode</text:p>
            <text:p text:style-name="P5">mit anschließender Ausgabe über die get-Methode</text:p>
          </table:table-cell>
          <table:table-cell table:style-name="Tabelle1.A3" office:value-type="string">
            <text:p text:style-name="P5">a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>Wert am Index 1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1 über den Indexoperator</text:p>
          </table:table-cell>
          <table:table-cell table:style-name="Tabelle1.A3" office:value-type="string">
            <text:p text:style-name="P5">b</text:p>
          </table:table-cell>
          <table:table-cell table:style-name="Tabelle1.A3" office:value-type="string">
            <text:p text:style-name="P9">2014.Apr-28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>Wert am Index 0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0 über die get-Methode</text:p>
          </table:table-cell>
          <table:table-cell table:style-name="Tabelle1.A3" office:value-type="string">
            <text:p text:style-name="P5">a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>Wert am Index 1 mit at():</text:p>
          </table:table-cell>
          <table:table-cell table:style-name="Tabelle1.A3" office:value-type="string">
            <text:p text:style-name="P5">Gefüllter Vektor(3 Elemente)</text:p>
          </table:table-cell>
          <table:table-cell table:style-name="Tabelle1.A3" office:value-type="string">
            <text:p text:style-name="P5">Ausgabe des Wertes am Index über den at()-Methode</text:p>
          </table:table-cell>
          <table:table-cell table:style-name="Tabelle1.A3" office:value-type="string">
            <text:p text:style-name="P5">b</text:p>
          </table:table-cell>
          <table:table-cell table:style-name="Tabelle1.A3" office:value-type="string">
            <text:p text:style-name="P9">2014.Apr-28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>Vektorgroesse:</text:p>
          </table:table-cell>
          <table:table-cell table:style-name="Tabelle1.A6" office:value-type="float" office:value="0">
            <text:p text:style-name="P5">0</text:p>
          </table:table-cell>
          <table:table-cell table:style-name="Tabelle1.A3" office:value-type="string">
            <text:p text:style-name="P5">Ausgabe der Vektorgröße durch aufruf von size()</text:p>
          </table:table-cell>
          <table:table-cell table:style-name="Tabelle1.A6" office:value-type="float" office:value="3">
            <text:p text:style-name="P5">3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>Vektorgroesse nach resize():</text:p>
          </table:table-cell>
          <table:table-cell table:style-name="Tabelle1.A6" office:value-type="float" office:value="3">
            <text:p text:style-name="P5">3</text:p>
          </table:table-cell>
          <table:table-cell table:style-name="Tabelle1.A3" office:value-type="string">
            <text:p text:style-name="P5">Ändern der Vektorgröße durch den aufruf von resize() von 3 auf 15</text:p>
          </table:table-cell>
          <table:table-cell table:style-name="Tabelle1.A6" office:value-type="float" office:value="15">
            <text:p text:style-name="P5">15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>Vektorkapazitaet:</text:p>
          </table:table-cell>
          <table:table-cell table:style-name="Tabelle1.A6" office:value-type="float" office:value="8">
            <text:p text:style-name="P5">8</text:p>
          </table:table-cell>
          <table:table-cell table:style-name="Tabelle1.A3" office:value-type="string">
            <text:p text:style-name="P5">Vektorkapazität ausgeben</text:p>
          </table:table-cell>
          <table:table-cell table:style-name="Tabelle1.A6" office:value-type="float" office:value="8">
            <text:p text:style-name="P5">8</text:p>
          </table:table-cell>
          <table:table-cell table:style-name="Tabelle1.A3" office:value-type="string">
            <text:p text:style-name="P7"><text:span text:style-name="T3">2014.Apr-28: OK</text:span></text:p>
          </table:table-cell>
        </table:table-row>
      </table:table>
      <text:p text:style-name="P1"/>
      <text:p text:style-name="P1">Test Nr. 1-11 Bezieht sich auf Typ String</text:p>
      <text:p text:style-name="P1">Test Nr. 12-21 Bezieht sich auf Typ Ch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4-29T10:20:43.79</dc:date>
    <meta:editing-cycles>5</meta:editing-cycles>
    <meta:generator>OpenOffice/4.0.1$Win32 OpenOffice.org_project/401m5$Build-9714</meta:generator>
    <meta:editing-duration>PT55M13S</meta:editing-duration>
    <meta:document-statistic meta:table-count="1" meta:image-count="0" meta:object-count="0" meta:page-count="2" meta:paragraph-count="136" meta:word-count="407" meta:character-count="2618"/>
  </office:meta>
</office:document-meta>
</file>